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SetProperty.setPropertyKey( String property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SetProperty.get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SetProperty.getCor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SetProperty.CorrS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rSetProperty.setPropertyValu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SetProperty.CorrSetProperty( String propertyKey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SetProperty.setCorrSet( CorrelationSetDAOImpl cor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SetProperty.getProperty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